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Bitstream Char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Frame Length (ms)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eatures</text:p>
          </table:table-cell>
          <table:table-cell table:number-columns-repeated="2" office:value-type="string" calcext:value-type="string">
            <text:p>FFT, MFCC, AR, Hilbert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Use Squared Featu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raining Speakers</text:p>
          </table:table-cell>
          <table:table-cell table:number-columns-repeated="2" office:value-type="string" calcext:value-type="string">
            <text:p>1,2,3,4,5,6,7,8,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est Speakers</text:p>
          </table:table-cell>
          <table:table-cell table:number-columns-repeated="2" office:value-type="string" calcext:value-type="string">
            <text:p>10,11,13,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olutional Lay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s Per Lay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 Siz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se Layer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s Per Dense Multiplie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Batches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cay Rat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cay Lste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cay Gste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erence Accuracy</text:p>
          </table:table-cell>
          <table:table-cell table:style-name="ce3" office:value-type="percentage" office:value="0.74175" calcext:value-type="percentage">
            <text:p>74.18%</text:p>
          </table:table-cell>
          <table:table-cell table:style-name="ce3" office:value-type="percentage" office:value="0.725" calcext:value-type="percentage">
            <text:p>72.5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e Positives</text:p>
          </table:table-cell>
          <table:table-cell table:style-name="ce3" office:value-type="percentage" office:value="0.3372" calcext:value-type="percentage">
            <text:p>33.7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3" office:value-type="percentage" office:value="0.1004" calcext:value-type="percentage">
            <text:p>10.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e Negatives</text:p>
          </table:table-cell>
          <table:table-cell table:style-name="ce3" office:value-type="percentage" office:value="0.4075" calcext:value-type="percentage">
            <text:p>40.7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se Negatives</text:p>
          </table:table-cell>
          <table:table-cell table:style-name="ce3" office:value-type="percentage" office:value="0.1578" calcext:value-type="percentage">
            <text:p>15.7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81" calcext:value-type="float">
            <text:p>0.6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0.7231" calcext:value-type="float">
            <text:p>0.7231</text:p>
          </table:table-cell>
          <table:table-cell table:number-columns-repeated="1022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2:23:53.763884279</meta:creation-date>
    <dc:date>2017-03-02T22:48:08.470475963</dc:date>
    <meta:editing-duration>PT24M15S</meta:editing-duration>
    <meta:editing-cycles>3</meta:editing-cycles>
    <meta:generator>LibreOffice/5.1.4.2$Linux_X86_64 LibreOffice_project/10m0$Build-2</meta:generator>
    <meta:document-statistic meta:table-count="1" meta:cell-count="65" meta:object-count="0"/>
  </office:meta>
</office:document-meta>
</file>